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
  <manifest:file-entry manifest:full-path="content.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line-height="110%" fo:text-align="start" style:justify-single-word="false"/>
      <style:text-properties fo:font-size="12pt" style:text-underline-style="none" fo:font-weight="bold" style:font-size-asian="10.5pt" style:font-weight-asian="bold" style:font-size-complex="12pt" style:font-weight-complex="bold"/>
    </style:style>
    <style:style style:name="P4" style:family="paragraph" style:parent-style-name="Standard">
      <style:paragraph-properties fo:line-height="110%"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110%" fo:text-align="start" style:justify-single-word="false"/>
      <style:text-properties fo:font-size="10.5pt" style:text-underline-style="none" fo:font-weight="bold" style:font-size-asian="10.5pt" style:font-weight-asian="bold" style:font-size-complex="10.5pt" style:font-weight-complex="bold"/>
    </style:style>
    <style:style style:name="P7" style:family="paragraph" style:parent-style-name="Standard">
      <style:paragraph-properties fo:line-height="110%" fo:text-align="start" style:justify-single-word="false"/>
      <style:text-properties fo:font-size="10.5pt" style:text-underline-style="none" fo:font-weight="bold" style:font-size-asian="9.14999961853027pt" style:font-weight-asian="bold" style:font-size-complex="10.5pt" style:font-weight-complex="bold"/>
    </style:style>
    <style:style style:name="P8" style:family="paragraph" style:parent-style-name="Standard">
      <style:paragraph-properties fo:line-height="110%" fo:text-align="start" style:justify-single-word="false"/>
      <style:text-properties fo:font-size="10.5pt" style:text-underline-style="none" fo:font-weight="normal" style:font-size-asian="9.14999961853027pt" style:font-weight-asian="normal" style:font-size-complex="10.5pt" style:font-weight-complex="normal"/>
    </style:style>
    <style:style style:name="P9" style:family="paragraph" style:parent-style-name="Standard">
      <style:paragraph-properties fo:line-height="110%" fo:text-align="start" style:justify-single-word="false"/>
      <style:text-properties fo:font-size="10.5pt" style:text-underline-style="none" fo:font-weight="normal" style:font-size-asian="10.5pt" style:font-weight-asian="normal" style:font-size-complex="10.5pt" style:font-weight-complex="normal"/>
    </style:style>
    <style:style style:name="P10" style:family="paragraph" style:parent-style-name="Standard">
      <style:paragraph-properties fo:line-height="110%" fo:text-align="start" style:justify-single-word="false"/>
      <style:text-properties style:font-name="Liberation Serif" fo:font-size="10.5pt" style:text-underline-style="none" fo:font-weight="normal" style:font-size-asian="9.14999961853027pt" style:font-weight-asian="normal" style:font-size-complex="10.5pt" style:font-weight-complex="normal"/>
    </style:style>
    <style:style style:name="P11" style:family="paragraph" style:parent-style-name="Standard">
      <style:paragraph-properties fo:margin-top="0in" fo:margin-bottom="0.0201in" fo:text-align="start" style:justify-single-word="false"/>
    </style:style>
    <style:style style:name="P12" style:family="paragraph" style:parent-style-name="Standard">
      <style:paragraph-properties fo:margin-top="0.0799in" fo:margin-bottom="0.0799in" fo:line-height="110%" fo:text-align="start" style:justify-single-word="false"/>
      <style:text-properties fo:font-size="10.5pt" style:text-underline-style="none" fo:font-weight="normal" style:font-size-asian="9.14999961853027pt" style:font-weight-asian="normal" style:font-size-complex="10.5pt" style:font-weight-complex="normal"/>
    </style:style>
    <style:style style:name="P13" style:family="paragraph" style:parent-style-name="Standard">
      <style:paragraph-properties fo:margin-top="0.0799in" fo:margin-bottom="0.0799in" fo:line-height="110%" fo:text-align="start" style:justify-single-word="false"/>
      <style:text-properties style:font-name="Liberation Serif" fo:font-size="10.5pt" style:text-underline-style="none" fo:font-weight="normal" style:font-size-asian="9.14999961853027pt" style:font-weight-asian="normal" style:font-size-complex="10.5pt" style:font-weight-complex="normal"/>
    </style:style>
    <style:style style:name="P14" style:family="paragraph" style:parent-style-name="Horizontal_20_Line">
      <style:text-properties fo:font-size="12pt" fo:font-weight="bold" style:font-size-asian="12pt" style:font-weight-asian="bold" style:font-size-complex="12pt" style:font-weight-complex="bold"/>
    </style:style>
    <style:style style:name="P15" style:family="paragraph" style:parent-style-name="Horizontal_20_Line">
      <style:text-properties fo:font-size="10.5pt" style:text-underline-style="none" fo:font-weight="bold" style:font-size-asian="10.5pt" style:font-weight-asian="bold" style:font-size-complex="10.5pt" style:font-weight-complex="bold"/>
    </style:style>
    <style:style style:name="P16" style:family="paragraph" style:parent-style-name="Horizontal_20_Line">
      <style:text-properties fo:font-size="10.5pt" style:text-underline-style="none" fo:font-weight="normal" style:font-size-asian="9.14999961853027pt" style:font-weight-asian="normal" style:font-size-complex="10.5pt" style:font-weight-complex="normal"/>
    </style:style>
    <style:style style:name="P17" style:family="paragraph" style:parent-style-name="Text_20_body">
      <style:text-properties fo:font-size="10.5pt" style:text-underline-style="none" fo:font-weight="normal" style:font-size-asian="9.14999961853027pt" style:font-weight-asian="normal" style:font-size-complex="10.5pt" style:font-weight-complex="normal"/>
    </style:style>
    <style:style style:name="P18" style:family="paragraph" style:parent-style-name="Text_20_body">
      <style:text-properties fo:font-size="10.5pt" style:text-underline-style="none" fo:font-weight="normal" style:font-size-asian="10.5pt" style:font-weight-asian="normal" style:font-size-complex="10.5pt" style:font-weight-complex="normal"/>
    </style:style>
    <style:style style:name="P19" style:family="paragraph" style:parent-style-name="Text_20_body">
      <style:text-properties fo:font-size="12pt" style:text-underline-style="none" fo:font-weight="bold" style:font-size-asian="10.5pt" style:font-weight-asian="bold" style:font-size-complex="12pt" style:font-weight-complex="bold"/>
    </style:style>
    <style:style style:name="P20" style:family="paragraph" style:parent-style-name="Text_20_body">
      <style:text-properties style:font-name="Liberation Serif" fo:font-size="10.5pt" style:text-underline-style="none" fo:font-weight="normal" style:font-size-asian="9.14999961853027pt" style:font-weight-asian="normal" style:font-size-complex="10.5pt" style:font-weight-complex="normal"/>
    </style:style>
    <style:style style:name="P21" style:family="paragraph" style:parent-style-name="Text_20_body">
      <style:paragraph-properties fo:text-align="start" style:justify-single-word="false"/>
      <style:text-properties style:font-name="Liberation Serif" fo:font-size="10.5pt" style:text-underline-style="none" fo:font-weight="normal" style:font-size-asian="9.14999961853027pt" style:font-weight-asian="normal" style:font-size-complex="10.5pt" style:font-weight-complex="normal"/>
    </style:style>
    <style:style style:name="P22" style:family="paragraph" style:parent-style-name="Text_20_body">
      <style:text-properties style:font-name="Liberation Serif" fo:font-size="10.5pt" style:text-underline-style="none" fo:font-weight="normal" style:font-size-asian="10.5pt" style:font-weight-asian="normal" style:font-size-complex="10.5pt" style:font-weight-complex="normal"/>
    </style:style>
    <style:style style:name="P23" style:family="paragraph" style:parent-style-name="Text_20_body">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paragraph-properties fo:line-height="110%"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Standard">
      <style:paragraph-properties fo:line-height="110%"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28" style:family="paragraph" style:parent-style-name="Standard">
      <style:paragraph-properties fo:line-height="110%" fo:text-align="start" style:justify-single-word="false"/>
      <style:text-properties fo:font-size="10.5pt" style:text-underline-style="none" fo:font-weight="normal" style:font-size-asian="10.5pt" style:font-weight-asian="normal" style:font-size-complex="10.5pt" style:font-weight-complex="normal"/>
    </style:style>
    <style:style style:name="P29" style:family="paragraph" style:parent-style-name="Standard" style:list-style-name="L2">
      <style:paragraph-properties fo:line-height="110%" fo:text-align="start" style:justify-single-word="false"/>
      <style:text-properties fo:font-size="10.5pt" style:text-underline-style="none" fo:font-weight="normal" style:font-size-asian="10.5pt" style:font-weight-asian="normal" style:font-size-complex="10.5pt" style:font-weight-complex="normal"/>
    </style:style>
    <style:style style:name="P30" style:family="paragraph" style:parent-style-name="Standard">
      <style:paragraph-properties fo:line-height="110%" fo:text-align="start" style:justify-single-word="false"/>
      <style:text-properties fo:font-size="10.5pt" style:text-underline-style="none" fo:font-weight="normal" style:font-size-asian="9.14999961853027pt" style:font-weight-asian="normal" style:font-size-complex="10.5pt" style:font-weight-complex="normal"/>
    </style:style>
    <style:style style:name="P31" style:family="paragraph" style:parent-style-name="Standard" style:list-style-name="L2">
      <style:paragraph-properties fo:line-height="110%" fo:text-align="start" style:justify-single-word="false"/>
      <style:text-properties fo:font-size="10.5pt" style:text-underline-style="none" fo:font-weight="bold" style:font-size-asian="10.5pt" style:font-weight-asian="bold" style:font-size-complex="10.5pt" style:font-weight-complex="bold"/>
    </style:style>
    <style:style style:name="P32" style:family="paragraph" style:parent-style-name="Standard" style:list-style-name="L3">
      <style:paragraph-properties fo:line-height="110%" fo:text-align="start" style:justify-single-word="false"/>
      <style:text-properties fo:font-size="10.5pt" style:text-underline-style="none" fo:font-weight="bold" style:font-size-asian="10.5pt" style:font-weight-asian="bold" style:font-size-complex="10.5pt" style:font-weight-complex="bold"/>
    </style:style>
    <style:style style:name="P33" style:family="paragraph" style:parent-style-name="Standard">
      <style:paragraph-properties fo:line-height="110%" fo:text-align="start" style:justify-single-word="false"/>
      <style:text-properties fo:font-size="10.5pt" style:text-underline-style="none" fo:font-weight="bold" style:font-size-asian="9.14999961853027pt" style:font-weight-asian="bold" style:font-size-complex="10.5pt" style:font-weight-complex="bold"/>
    </style:style>
    <style:style style:name="P34" style:family="paragraph" style:parent-style-name="Text_20_body">
      <style:text-properties fo:font-size="10.5pt" style:text-underline-style="solid" style:text-underline-width="auto" style:text-underline-color="font-color" fo:font-weight="normal" style:font-size-asian="9.14999961853027pt" style:font-weight-asian="normal" style:font-size-complex="10.5pt" style:font-weight-complex="normal"/>
    </style:style>
    <style:style style:name="P35" style:family="paragraph" style:parent-style-name="Text_20_body" style:list-style-name="L4">
      <style:text-properties fo:font-size="10.5pt" style:text-underline-style="none" fo:font-weight="normal" style:font-size-asian="9.14999961853027pt" style:font-weight-asian="normal" style:font-size-complex="10.5pt" style:font-weight-complex="normal"/>
    </style:style>
    <style:style style:name="P36" style:family="paragraph" style:parent-style-name="Text_20_body">
      <style:text-properties style:font-name="Liberation Serif" fo:font-size="10.5pt" style:text-underline-style="none" fo:font-weight="normal" style:font-size-asian="9.14999961853027pt" style:font-weight-asian="normal" style:font-size-complex="10.5pt" style:font-weight-complex="normal"/>
    </style:style>
    <style:style style:name="P37" style:family="paragraph" style:parent-style-name="Text_20_body" style:list-style-name="L5">
      <style:text-properties style:font-name="Liberation Serif" fo:font-size="10.5pt" style:text-underline-style="none" fo:font-weight="normal" style:font-size-asian="9.14999961853027pt" style:font-weight-asian="normal" style:font-size-complex="10.5pt" style:font-weight-complex="normal"/>
    </style:style>
    <style:style style:name="P38" style:family="paragraph" style:parent-style-name="Text_20_body">
      <style:text-properties style:font-name="Liberation Serif" fo:font-size="10.5pt" style:text-underline-style="none" fo:font-weight="normal" style:font-size-asian="10.5pt" style:font-weight-asian="normal" style:font-size-complex="10.5pt" style:font-weight-complex="normal"/>
    </style:style>
    <style:style style:name="P39" style:family="paragraph" style:parent-style-name="Text_20_body">
      <style:paragraph-properties fo:text-align="start" style:justify-single-word="false"/>
      <style:text-properties style:font-name="Liberation Serif" fo:font-size="10.5pt" fo:font-style="normal" style:text-underline-style="none" fo:font-weight="normal" style:font-size-asian="9.14999961853027pt" style:font-style-asian="normal" style:font-weight-asian="normal" style:font-size-complex="10.5pt" style:font-style-complex="normal" style:font-weight-complex="normal"/>
    </style:style>
    <style:style style:name="P40" style:family="paragraph" style:parent-style-name="Text_20_body">
      <style:paragraph-properties fo:text-align="start" style:justify-single-word="false"/>
      <style:text-properties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P41" style:family="paragraph" style:parent-style-name="Text_20_body">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42" style:family="paragraph" style:parent-style-name="Text_20_body">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43" style:family="paragraph" style:parent-style-name="Text_20_body">
      <style:text-properties style:font-name="Liberation Serif" fo:font-size="12pt" style:text-underline-style="none" fo:font-weight="bold" style:font-size-asian="10.5pt" style:font-weight-asian="bold" style:font-size-complex="12pt" style:font-weight-complex="bold"/>
    </style:style>
    <style:style style:name="P44" style:family="paragraph" style:parent-style-name="Text_20_body">
      <style:text-properties style:font-name="Liberation Mono" fo:font-size="10.5pt" style:text-underline-style="none" fo:font-weight="normal" style:font-size-asian="9.14999961853027pt" style:font-weight-asian="normal" style:font-size-complex="10.5pt" style:font-weight-complex="normal"/>
    </style:style>
    <style:style style:name="P45" style:family="paragraph" style:parent-style-name="Horizontal_20_Line">
      <style:text-properties fo:font-weight="normal" style:font-weight-asian="normal" style:font-weight-complex="normal"/>
    </style:style>
    <style:style style:name="P46" style:family="paragraph" style:parent-style-name="Horizontal_20_Line">
      <style:text-properties style:font-name="Liberation Serif"/>
    </style:style>
    <style:style style:name="P47" style:family="paragraph" style:parent-style-name="Horizontal_20_Line">
      <style:text-properties fo:font-style="normal" fo:font-weight="bold" style:font-style-asian="normal" style:font-weight-asian="bold" style:font-style-complex="normal" style:font-weight-complex="bold"/>
    </style:style>
    <style:style style:name="P48" style:family="paragraph" style:parent-style-name="Horizontal_20_Line">
      <style:text-properties fo:font-style="normal" style:font-style-asian="normal" style:font-style-complex="normal"/>
    </style:style>
    <style:style style:name="P49" style:family="paragraph">
      <style:paragraph-properties fo:text-align="center"/>
    </style:style>
    <style:style style:name="P50" style:family="paragraph">
      <style:paragraph-properties fo:text-align="start"/>
    </style:style>
    <style:style style:name="P51" style:family="paragraph">
      <style:paragraph-properties fo:text-align="start"/>
      <style:text-properties style:font-name="Liberation Mono" fo:font-size="9pt" fo:font-weight="normal" style:font-size-asian="9pt" style:font-weight-asian="normal" style:font-size-complex="9pt" style:font-weight-complex="normal"/>
    </style:style>
    <style:style style:name="P52" style:family="paragraph">
      <style:paragraph-properties fo:text-align="start"/>
      <style:text-properties style:font-name="Liberation Mono" fo:font-size="10.5pt" fo:font-weight="normal" style:font-size-asian="10.5pt" style:font-weight-asian="normal" style:font-size-complex="10.5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style="normal" fo:font-weight="bold" style:font-size-asian="10.5pt" style:font-style-asian="normal" style:font-weight-asian="bold" style:font-size-complex="12pt" style:font-style-complex="normal" style:font-weight-complex="bold"/>
    </style:style>
    <style:style style:name="T8" style:family="text">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Courier 10 Pitch"/>
    </style:style>
    <style:style style:name="T14" style:family="text">
      <style:text-properties style:font-name="Courier 10 Pitch" fo:font-weight="normal" style:font-weight-asian="normal" style:font-weight-complex="normal"/>
    </style:style>
    <style:style style:name="T15" style:family="text">
      <style:text-properties style:font-name="Liberation Mono"/>
    </style:style>
    <style:style style:name="T16" style:family="text">
      <style:text-properties style:font-name="Liberation Mono" fo:font-weight="bold" style:font-weight-asian="bold" style:font-weight-complex="bold"/>
    </style:style>
    <style:style style:name="T17" style:family="text">
      <style:text-properties style:font-name="Liberation Mono" fo:font-size="10pt" fo:font-weight="bold" style:font-size-asian="10pt" style:font-weight-asian="bold" style:font-size-complex="10pt" style:font-weight-complex="bold"/>
    </style:style>
    <style:style style:name="T18" style:family="text">
      <style:text-properties style:font-name="Liberation Serif"/>
    </style:style>
    <style:style style:name="T19" style:family="text">
      <style:text-properties style:font-name="Liberation Serif" fo:font-weight="bold" style:font-weight-asian="bold" style:font-weight-complex="bold"/>
    </style:style>
    <style:style style:name="T20" style:family="text">
      <style:text-properties style:font-name="Liberation Serif" style:text-underline-style="solid" style:text-underline-width="auto" style:text-underline-color="font-color"/>
    </style:style>
    <style:style style:name="T21" style:family="text">
      <style:text-properties style:font-name="Liberation Serif" fo:font-size="12pt" style:text-underline-style="none" fo:font-weight="bold" style:font-size-asian="10.5pt" style:font-weight-asian="bold" style:font-size-complex="12pt" style:font-weight-complex="bold"/>
    </style:style>
    <style:style style:name="T22" style:family="text">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T23" style:family="text">
      <style:text-properties style:font-name="Liberation Serif" fo:font-size="10pt" style:font-size-asian="10pt" style:font-size-complex="10pt"/>
    </style:style>
    <style:style style:name="T24" style:family="text">
      <style:text-properties fo:color="#ff0000" style:font-name="Liberation Mono"/>
    </style:style>
    <style:style style:name="T25" style:family="text">
      <style:text-properties fo:color="#ff0000" fo:font-weight="bold" style:font-weight-asian="bold" style:font-weight-complex="bold"/>
    </style:style>
    <style:style style:name="T26" style:family="text">
      <style:text-properties fo:color="#ff0000" style:font-name="Liberation Serif"/>
    </style:style>
    <style:style style:name="T2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8" style:family="text">
      <style:text-properties style:font-name="Liberation Mono" fo:font-size="9pt" fo:font-weight="normal" style:font-size-asian="9pt" style:font-weight-asian="normal" style:font-size-complex="9pt" style:font-weight-complex="normal"/>
    </style:style>
    <style:style style:name="T29" style:family="text">
      <style:text-properties style:font-name="Liberation Mono" fo:font-size="10.5pt" fo:font-weight="normal" style:font-size-asian="10.5pt" style:font-weight-asian="normal" style:font-size-complex="10.5pt" style:font-weight-complex="normal"/>
    </style:style>
    <style:style style:name="T30" style:family="text">
      <style:text-properties style:font-name="Liberation Mono" fo:font-size="10.5pt" fo:font-weight="bold" style:font-size-asian="10.5pt" style:font-weight-asian="bold" style:font-size-complex="10.5pt" style:font-weight-complex="bol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Ultrafine_20_Dashed" svg:stroke-width="0.0201in" svg:stroke-color="#000000" draw:fill="none" draw:fill-color="#e6e6e6" draw:textarea-horizontal-align="justify" draw:textarea-vertical-align="middle" draw:auto-grow-height="false" fo:min-height="0in" fo:min-width="0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fill="solid" draw:fill-color="#e6e6e6" draw:textarea-horizontal-align="justify" draw:textarea-vertical-align="middle" draw:auto-grow-height="false" fo:padding-top="0.0098in" fo:padding-bottom="0.0098in" fo:padding-left="0.1299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fill="solid" draw:fill-color="#e6e6e6" draw:textarea-horizontal-align="justify" draw:textarea-vertical-align="middle" draw:auto-grow-height="false" fo:padding-top="0.0098in" fo:padding-bottom="0.0098in" fo:padding-left="0.1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quareWear Programming Reference 1.0</text:p>
      <text:p text:style-name="P2">Oct 10, 2012</text:p>
      <text:p text:style-name="P2"><draw:custom-shape text:anchor-type="paragraph" draw:z-index="0" draw:style-name="gr1" draw:text-style-name="P49" svg:width="3.0661in" svg:height="3.2512in" svg:x="-0.0764in" svg:y="0.1335in"><text:p/><draw:enhanced-geometry svg:viewBox="0 0 21600 21600" draw:mirror-horizontal="false" draw:mirror-vertical="false" draw:path-stretchpoint-x="10800" draw:path-stretchpoint-y="10800" draw:text-areas="?f3 ?f4 ?f5 ?f6" draw:type="round-rectangle" draw:modifiers="1095.077149155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text:span text:style-name="T3">Content</text:span><text:span text:style-name="T4">:</text:span></text:p>
      <text:list xml:id="list4881330851" text:style-name="L1">
        <text:list-item>
          <text:p text:style-name="P24"><text:a xlink:type="simple" xlink:href="#Overview">Overview</text:a></text:p>
        </text:list-item>
        <text:list-item>
          <text:p text:style-name="P24"><text:a xlink:type="simple" xlink:href="#DataType">Basic Data Types</text:a></text:p>
        </text:list-item>
        <text:list-item>
          <text:p text:style-name="P24"><text:a xlink:type="simple" xlink:href="#PinFunctions">Pin Functions</text:a></text:p>
        </text:list-item>
        <text:list-item>
          <text:p text:style-name="P24"><text:a xlink:type="simple" xlink:href="#Main">main() and initSquareWear()</text:a></text:p>
        </text:list-item>
        <text:list-item>
          <text:p text:style-name="P24"><text:a xlink:type="simple" xlink:href="#DigitalInputOutput">Digital Input/Output</text:a></text:p>
        </text:list-item>
        <text:list-item>
          <text:p text:style-name="P24"><text:a xlink:type="simple" xlink:href="#Analog">Analog Input/PWM Output</text:a></text:p>
        </text:list-item>
        <text:list-item>
          <text:p text:style-name="P24"><text:a xlink:type="simple" xlink:href="#Timing">Timing, Delay, Reset, and Sleep</text:a></text:p>
        </text:list-item>
        <text:list-item>
          <text:p text:style-name="P24"><text:a xlink:type="simple" xlink:href="#USBSerial">USB Serial Functions</text:a></text:p>
        </text:list-item>
        <text:list-item>
          <text:p text:style-name="P24"><text:a xlink:type="simple" xlink:href="#TimerInterrupt">Timer Interrupt</text:a></text:p>
        </text:list-item>
        <text:list-item>
          <text:p text:style-name="P24"><text:a xlink:type="simple" xlink:href="#ButtonInterrupt">Push-button Interrupt</text:a></text:p>
        </text:list-item>
        <text:list-item>
          <text:p text:style-name="P24"><text:a xlink:type="simple" xlink:href="#ExtInterrupt">External Interrupts</text:a></text:p>
        </text:list-item>
        <text:list-item>
          <text:p text:style-name="P24"><text:a xlink:type="simple" xlink:href="#HardwarePWM">Hardware PWM Function</text:a></text:p>
        </text:list-item>
        <text:list-item>
          <text:p text:style-name="P24"><text:a xlink:type="simple" xlink:href="#EEPROM">EEPROM Functions</text:a></text:p>
        </text:list-item>
        <text:list-item>
          <text:p text:style-name="P24"><text:a xlink:type="simple" xlink:href="#USART">USART Functions</text:a></text:p>
        </text:list-item>
        <text:list-item>
          <text:p text:style-name="P24"><text:a xlink:type="simple" xlink:href="#I2C">I2C and Flash Functions</text:a></text:p>
        </text:list-item>
      </text:list>
      <text:p text:style-name="P14"/>
      <text:p text:style-name="P1">1. <text:bookmark-start text:name="Overview"/><text:span text:style-name="T1">Overview</text:span><text:bookmark-end text:name="Overview"/></text:p>
      <text:p text:style-name="P25"/>
      <text:p text:style-name="P6">SquareWear v1.1 <text:span text:style-name="T11">is based on Microchip's PIC18F14K50 microcontroller running at 12MHz. It has 16KB program space, 768B RAM, and 256B EEPROM. The software program is built on MPLAB X IDE with C18 compiler for PIC18. The </text:span>SquareWear library<text:span text:style-name="T11"> builds upon C18's peripheral library (</text:span>plib<text:span text:style-name="T11">), which comes with the installation of C18 compiler. <text:s/>The SquareWear library implements a number of high-level functions to accommodate common prototyping need and abstract away low-level details. If needed, you can call </text:span>plib<text:span text:style-name="T11"> functions directly to access all available peripheral functions (please refer to C18's documentation for details).</text:span></text:p>
      <text:p text:style-name="P9"/>
      <text:p text:style-name="P6">Additional Resources<text:span text:style-name="T11">:</text:span></text:p>
      <text:list xml:id="list233443872" text:style-name="L2">
        <text:list-item>
          <text:p text:style-name="P29">Microchip MPLAB C18 Peripheral Library Documentation (installation folder)</text:p>
        </text:list-item>
        <text:list-item>
          <text:p text:style-name="P31"><text:a xlink:type="simple" xlink:href="http://ww1.microchip.com/downloads/en/devicedoc/51288f.pdf"><text:span text:style-name="T11">Microchip MPLAB C18 User Guide</text:span></text:a></text:p>
        </text:list-item>
        <text:list-item>
          <text:p text:style-name="P29">Microchip MPLAB IDE User Guide (installation folder)</text:p>
        </text:list-item>
        <text:list-item>
          <text:p text:style-name="P29">Microchip MPLAB C18 Getting Started Guide (installation folder)</text:p>
        </text:list-item>
      </text:list>
      <text:p text:style-name="P15"/>
      <text:p text:style-name="P1">2. <text:bookmark-start text:name="DataType"/><text:span text:style-name="T1">Basic Data Types</text:span><text:bookmark-end text:name="DataType"/></text:p>
      <text:p text:style-name="P25"/>
      <text:p text:style-name="P9">The basic data types are:</text:p>
      <text:list xml:id="list1533520303" text:style-name="L3">
        <text:list-item>
          <text:p text:style-name="P32"><text:span text:style-name="T13">char</text:span><text:span text:style-name="T11">: signed, 8-bit</text:span></text:p>
        </text:list-item>
        <text:list-item>
          <text:p text:style-name="P32"><text:span text:style-name="T13">byte</text:span><text:span text:style-name="T11">: unsigned, 8-bit (equivalent to </text:span><text:span text:style-name="T14">unsigned char</text:span><text:span text:style-name="T11">)</text:span></text:p>
        </text:list-item>
        <text:list-item>
          <text:p text:style-name="P32"><text:span text:style-name="T13">int</text:span><text:span text:style-name="T11">: signed, 16-bit</text:span></text:p>
        </text:list-item>
        <text:list-item>
          <text:p text:style-name="P32"><text:span text:style-name="T13">uint</text:span><text:span text:style-name="T11">: unsigned, 16-bit (equivalent to </text:span><text:span text:style-name="T13">unsigned int</text:span><text:span text:style-name="T11">)</text:span></text:p>
        </text:list-item>
        <text:list-item>
          <text:p text:style-name="P32"><text:span text:style-name="T13">long</text:span><text:span text:style-name="T11">: signed, 32-bit</text:span></text:p>
        </text:list-item>
        <text:list-item>
          <text:p text:style-name="P32"><text:span text:style-name="T13">ulong</text:span><text:span text:style-name="T11">: unsigned, 32-bit (equivalent to </text:span><text:span text:style-name="T13">unsigned long</text:span><text:span text:style-name="T11">)</text:span></text:p>
        </text:list-item>
        <text:list-item>
          <text:p text:style-name="P32"><text:span text:style-name="T13">float</text:span><text:span text:style-name="T11">: 32-bit floating point</text:span></text:p>
        </text:list-item>
      </text:list>
      <text:p text:style-name="P9"><text:soft-page-break/>As in standard C programming language, you can define structure, union, bit field, array etc. Please refer to the MPLAB C18 User Guide for the complete list of data types.</text:p>
      <text:p text:style-name="Horizontal_20_Line"/>
      <text:p text:style-name="P3">3. <text:bookmark-start text:name="PinFunctions"/><text:span text:style-name="T1">Pin Functions</text:span><text:bookmark-end text:name="PinFunctions"/></text:p>
      <text:p text:style-name="P27"/>
      <text:p text:style-name="P7">SquareWear 1.1<text:span text:style-name="T11"> has 8 general I/O pins, and 4 additional output-only pins that function as power sinks. Among the 8 general I/O pins, 6 can be used as analog input; in addition, 2 among them can be used for external interrupts, 1 for hardware PWM, 2 for I2C (SDA/SCL), and 2 for USART (TX/RX). Software PWM is supported on all Port C pins. The on-board LED is internally wired to pinC7, and the on-board push-button is internally wired to pinA3 (input-only pin). The push-button can be used as a general-purpose button; it is also used to trigger software reset and enter programming mode following reset.</text:span></text:p>
      <text:p text:style-name="P8"/>
      <text:p text:style-name="P7"><text:span text:style-name="T1">Pin Name and Function Table</text:span><text:span text:style-name="T11">:</text:span></text:p>
      <text:p text:style-name="P8"><draw:frame draw:style-name="fr1" draw:name="Object1" text:anchor-type="paragraph" svg:x="0.348in" svg:y="0.1063in" svg:width="6.2299in" svg:height="3.0693in" draw:z-index="1"><draw:object xlink:href="./Object 1" xlink:type="simple" xlink:show="embed" xlink:actuate="onLoad"/><draw:image xlink:href="./ObjectReplacements/Object 1" xlink:type="simple" xlink:show="embed" xlink:actuate="onLoad"/></draw:frame></text:p>
      <text:p text:style-name="P8">Note that since some pins can be used for analog input, you need to refer to the analog name when accessing the analog functions. For example, pinC0 is also pinADC4. You should use pinC0 for accessing digital functions, and pinADC4 for accessing analog functions.</text:p>
      <text:p text:style-name="P45"/>
      <text:p text:style-name="P3">4. <text:bookmark-start text:name="Main"/><text:span text:style-name="T1">main() and initSquareWear() Functions</text:span><text:bookmark-end text:name="Main"/></text:p>
      <text:p text:style-name="P27"/>
      <text:p text:style-name="P8">As in standard C, your program must have a <text:span text:style-name="T16">main()</text:span> function, which is the entry function to your program. Also, you must include <text:span text:style-name="T16">SquareWear.h</text:span>, and, at the beginning of the main function, you must call <text:span text:style-name="T16">initSquareWear()</text:span> first in order to properly set up SquareWear and the necessary timers. Your program generally should look like this:</text:p>
      <text:p text:style-name="P8"/>
      <text:p text:style-name="P8"><draw:custom-shape text:anchor-type="paragraph" draw:z-index="2" draw:style-name="gr2" draw:text-style-name="P51" svg:width="3.2122in" svg:height="1.4323in" svg:x="1.8555in" svg:y="0in"><text:p text:style-name="P50"><text:span text:style-name="T28">#include “SquareWear.h”</text:span></text:p><text:p text:style-name="P50"><text:span text:style-name="T28"/></text:p><text:p text:style-name="P50"><text:span text:style-name="T28">// user functions</text:span></text:p><text:p text:style-name="P50"><text:span text:style-name="T28">// .. .. ..</text:span></text:p><text:p text:style-name="P50"><text:span text:style-name="T28"/></text:p><text:p text:style-name="P50"><text:span text:style-name="T28">void main(void) {</text:span></text:p><text:p text:style-name="P50"><text:span text:style-name="T28"><text:tab/></text:span><text:span text:style-name="T28">InitSquareWear();</text:span></text:p><text:p text:style-name="P50"><text:span text:style-name="T28"><text:tab/></text:span><text:span text:style-name="T28">// .. .. ..</text:span></text:p><text:p text:style-name="P50"><text:span text:style-name="T28">}</text:span></text:p><draw:enhanced-geometry svg:viewBox="0 0 21600 21600" draw:mirror-horizontal="false" draw:mirror-vertical="false" draw:path-stretchpoint-x="10800" draw:path-stretchpoint-y="10800" draw:text-areas="?f3 ?f4 ?f5 ?f6" draw:type="round-rectangle" draw:modifiers="3161.997091614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8"/>
      <text:p text:style-name="P8"/>
      <text:p text:style-name="P8"/>
      <text:p text:style-name="P3"><text:soft-page-break/>5<text:bookmark-start text:name="DigitalInputOutput"/>. <text:span text:style-name="T1">Digital Input / Output</text:span><text:bookmark-end text:name="DigitalInputOutput"/></text:p>
      <text:p text:style-name="P7"><draw:custom-shape text:anchor-type="paragraph" draw:z-index="3" draw:style-name="gr3" draw:text-style-name="P52" svg:width="3.2122in" svg:height="0.337in" svg:x="0.0071in" svg:y="0.1417in"><text:p text:style-name="P50"><text:span text:style-name="T29">void </text:span><text:span text:style-name="T30">setModeOutput</text:span><text:span text:style-name="T29">(byte pinnam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
      <text:p text:style-name="P8">Set up a pin as digital output. Example: <text:span text:style-name="T15">setModeOutput(pinB4);</text:span> </text:p>
      <text:p text:style-name="P8">Upon initialization, all port C pins will be set as output pins by default.</text:p>
      <text:p text:style-name="P8"><draw:custom-shape text:anchor-type="paragraph" draw:z-index="4" draw:style-name="gr3" draw:text-style-name="P52" svg:width="3.2122in" svg:height="0.337in" svg:x="0.0071in" svg:y="0.1252in"><text:p text:style-name="P50"><text:span text:style-name="T29">void </text:span><text:span text:style-name="T30">setModeInput</text:span><text:span text:style-name="T29">(byte pinnam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Set up a pin as digital input. Example: <text:span text:style-name="T15">setModeInput(pinB4);</text:span> </text:p>
      <text:p text:style-name="P8"><draw:custom-shape text:anchor-type="paragraph" draw:z-index="10" draw:style-name="gr3" draw:text-style-name="P52" svg:width="3.7768in" svg:height="0.337in" svg:x="0.0071in" svg:y="0.111in"><text:p text:style-name="P50"><text:span text:style-name="T29">void </text:span><text:span text:style-name="T30">setValue</text:span><text:span text:style-name="T29">(byte pinname, byte valu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Assign a value (0 or 1) to a digital output pin. Example: <text:span text:style-name="T15">setValue(pinB4, 1);</text:span> </text:p>
      <text:p text:style-name="P8">Note that the same function can be used to set value to a PWM output pin, as described in the next section.</text:p>
      <text:p text:style-name="P8"><draw:custom-shape text:anchor-type="paragraph" draw:z-index="5" draw:style-name="gr3" draw:text-style-name="P52" svg:width="2.8043in" svg:height="0.337in" svg:x="0.0071in" svg:y="0.1035in"><text:p text:style-name="P50"><text:span text:style-name="T29">uint </text:span><text:span text:style-name="T30">getValue</text:span><text:span text:style-name="T29">(byte pinnam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Return the value from a digital input pin. Example: <text:span text:style-name="T15">getValue(pinB4);</text:span> </text:p>
      <text:p text:style-name="P8">Return value will be 0 or 1. Note that the same function can be used to get value from an analog input pin, as described in the section below.</text:p>
      <text:p text:style-name="P8"/>
      <text:p text:style-name="P4">Direct Access of Pin Values</text:p>
      <text:p text:style-name="P8">In addition to using the setValue and getValue functions, you can also directly access pin values by using pin aliases. There are two types of pin aliases: one is pre-fixed with '<text:span text:style-name="T16">port</text:span>', such as <text:span text:style-name="T16">portC3</text:span><text:span text:style-name="T18">. For example,</text:span></text:p>
      <text:p text:style-name="P12"><text:span text:style-name="T18"><text:tab/></text:span><text:span text:style-name="T16">portC3 = 1; <text:s/></text:span><text:span text:style-name="T18">is equivalent to <text:s text:c="3"/></text:span><text:span text:style-name="T16">setValue(pinC3, 1);</text:span></text:p>
      <text:p text:style-name="P10">Similarly,</text:p>
      <text:p text:style-name="P13"><text:tab/><text:span text:style-name="T16">a = portB4;<text:tab/> <text:s/></text:span>is equivalent to <text:s text:c="3"/><text:span text:style-name="T16">a = getValue(pinB4);</text:span></text:p>
      <text:p text:style-name="P8">The other type of alias is pre-fixed with '<text:span text:style-name="T12">lat</text:span>', such as <text:span text:style-name="T12">latC3</text:span>. This should be used on <text:span text:style-name="T2">read-modify-write</text:span> operations, for example:</text:p>
      <text:p text:style-name="P12"><text:tab/><text:span text:style-name="T16">latC7 = !latC7;</text:span> <text:s text:c="3"/>toggles pinC7 and is equivalent to <text:s/><text:span text:style-name="T23"><text:s/></text:span><text:span text:style-name="T17">setValue(pinC7, !getValue(pinC7));</text:span></text:p>
      <text:p text:style-name="P8">These direct access functions are <text:span text:style-name="T12">much faster</text:span> than calling the setValue and getValue functions. <text:span text:style-name="T12">You should use them as often as you can.</text:span></text:p>
      <text:p text:style-name="P7"/>
      <text:p text:style-name="P4">pinC7</text:p>
      <text:p text:style-name="P9">pinC7 is internally wired to the on-board LED. Whenever it's set to high, the LED will light up.</text:p>
      <text:p text:style-name="P9"/>
      <text:p text:style-name="P4">pinA3</text:p>
      <text:p text:style-name="P8">pinA3 is internally wired to the on-board push-button. You can check the button status by reading <text:span text:style-name="T16">portA3</text:span>. The return value is 1 if the button is released (pulled high); and the value is 0 if it's pressed. You can also use the function:</text:p>
      <text:p text:style-name="P8"><draw:custom-shape text:anchor-type="paragraph" draw:z-index="6" draw:style-name="gr3" draw:text-style-name="P52" svg:width="2.174in" svg:height="0.337in" svg:x="0.0071in" svg:y="0.1098in"><text:p text:style-name="P50"><text:span text:style-name="T29">bool </text:span><text:span text:style-name="T30">buttonPressed</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to check the button status. It returns 1 (logic high) if the button is pressed, and 0 (logic low) if the button is released.</text:p>
      <text:p text:style-name="P8"/>
      <text:p text:style-name="P4">pinC4 – <text:s/>pinC7</text:p>
      <text:p text:style-name="P8">These four pins are internally connected to on-board MOSFETs and they function as power sinks. The typical way of <text:soft-page-break/>using them is to connect the positive end of a component (such as an LED) to Vdd (Source), and the negative end to a power sink pin. This way, by sending setting the pin to 1 or 0 you can turn on or turn off the component. Because of the way they are set up, these 4 pins are only used as digital output or PWM output – they do not work as input pins.</text:p>
      <text:p text:style-name="P16"/>
      <text:p text:style-name="P19">6. <text:bookmark-start text:name="Analog"/><text:span text:style-name="T1">Analog Input / PWM Output</text:span><text:bookmark-end text:name="Analog"/></text:p>
      <text:p text:style-name="P34"><draw:custom-shape text:anchor-type="paragraph" draw:z-index="8" draw:style-name="gr3" draw:text-style-name="P52" svg:width="3.2122in" svg:height="0.337in" svg:x="-0.0134in" svg:y="0.0728in"><text:p text:style-name="P50"><text:span text:style-name="T29">void </text:span><text:span text:style-name="T30">setModeADC</text:span><text:span text:style-name="T29">(byte pinnam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
      <text:p text:style-name="P17">Set up a pin as analog input. Example: <text:span text:style-name="T15">setModeADC(pinADC4);</text:span><text:span text:style-name="T18"><text:line-break/>As described above, here you must use the analog pin names, even though they are physically the same as the digital pins. For example, pinADC4 is physically the same as pinC7. You need to use the name pinC7 for setting it up as digital input or output, and pinADC4 for setting it up as analog input.</text:span></text:p>
      <text:p text:style-name="P20"><draw:custom-shape text:anchor-type="paragraph" draw:z-index="7" draw:style-name="gr3" draw:text-style-name="P52" svg:width="3.2122in" svg:height="0.337in" svg:x="-0.0134in" svg:y="0.0339in"><text:p text:style-name="P50"><text:span text:style-name="T29">uint </text:span><text:span text:style-name="T30">getValue</text:span><text:span text:style-name="T29">(byte pinnam</text:span><text:span text:style-name="T29">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17"><text:span text:style-name="T18">Return the value from an analog input pin. Internally this function performs an analog-digital conversion (ADC) and returns a value in the range from </text:span><text:span text:style-name="T19">0 to 1023 (10-bit)</text:span><text:span text:style-name="T18">.</text:span></text:p>
      <text:p text:style-name="P20">As described above, if the pinname is given as a digital pin name, the return value will be binary (0 or 1).</text:p>
      <text:p text:style-name="P20"/>
      <text:p text:style-name="P23">Pulse-Width Modulation (PWM) Output</text:p>
      <text:p text:style-name="P20">PWM is a method to simulate analog output (i.e. values in between digital high and low) by producing a high-frequency digital signal and adjusting its duty cycle (i.e. the time share of digital highs). SquareWear supports software PWM output on all Port C pins (pinC0 to pinC7). </text:p>
      <text:p text:style-name="P20"><draw:custom-shape text:anchor-type="paragraph" draw:z-index="9" draw:style-name="gr3" draw:text-style-name="P52" svg:width="3.2122in" svg:height="0.337in" svg:x="-0.0134in" svg:y="0.0327in"><text:p text:style-name="P50"><text:span text:style-name="T29">void </text:span><text:span text:style-name="T30">setModePWM</text:span><text:span text:style-name="T29">(byte pinnam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17"><draw:custom-shape text:anchor-type="paragraph" draw:z-index="11" draw:style-name="gr3" draw:text-style-name="P52" svg:width="3.7768in" svg:height="0.337in" svg:x="0.0071in" svg:y="0.4744in"><text:p text:style-name="P50"><text:span text:style-name="T29">void </text:span><text:span text:style-name="T30">setValue</text:span><text:span text:style-name="T29">(byte pinname, byte valu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Set up a pin as PWM output. Example: </text:span><text:span text:style-name="T15">setModePWM(pinC7);<text:line-break/></text:span><text:span text:style-name="T18">Again, this only works on the eight Port C pins. </text:span></text:p>
      <text:p text:style-name="P20"/>
      <text:p text:style-name="P20"/>
      <text:p text:style-name="P17"><text:span text:style-name="T18">Assign a value, between </text:span><text:span text:style-name="T19">0 and 31 (5-bit) </text:span><text:span text:style-name="T18">to a PWM output pin. So the </text:span><text:span text:style-name="T19">PWM resolution is 32 grades</text:span><text:span text:style-name="T18"> (0 is equivalent to digital low or 0V, and 31 is equivalent to digital high or Vdd).</text:span></text:p>
      <text:p text:style-name="P20">The software PWM works by generating a high-frequency timer interrupt, and at each cycle adjusting the digital output based on the desired duty cycle (value). For example, for duty cycle of 50%, the digital signal will be Vdd (high) half of the time, and 0 (low) the other half of the time. So on average the output value is about 50% of Vdd.</text:p>
      <text:p text:style-name="P17"><text:span text:style-name="T18">SquareWear generate software PWM at </text:span><text:span text:style-name="T19">183Hz</text:span><text:span text:style-name="T18"> frequency. This is not high, but sufficient to avoid LED flickering. If you want higher frequency PWM, you should use the hardware PWM. Hardware PWM is much faster, but a microcontroller typically only has a small number of pins that support hardware PWM. In comparison, software PWM is more flexible and can be simulated on any digital pins.</text:span></text:p>
      <text:p text:style-name="Horizontal_20_Line"/>
      <text:p text:style-name="P19"><text:bookmark-start text:name="Timing"/><text:span text:style-name="T18">7. </text:span><text:span text:style-name="T20">Timing, Delay, Reset, and Sleep Functions</text:span></text:p>
      <text:p text:style-name="P42"><draw:custom-shape text:anchor-type="paragraph" draw:z-index="13" draw:style-name="gr3" draw:text-style-name="P52" svg:width="3.2122in" svg:height="0.337in" svg:x="-0.0335in" svg:y="0.0602in"><text:p text:style-name="P50"><text:span text:style-name="T29">ulong </text:span><text:span text:style-name="T30">millis</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bookmark-end text:name="Timing"/></text:p>
      <text:p text:style-name="P42"/>
      <text:p text:style-name="P22">Return milliseconds that has passed since the start of the program.</text:p>
      <text:p text:style-name="P22"><draw:custom-shape text:anchor-type="paragraph" draw:z-index="12" draw:style-name="gr3" draw:text-style-name="P52" svg:width="3.2122in" svg:height="0.5996in" svg:x="-0.0335in" svg:y="0.1083in"><text:p text:style-name="P50"><text:span text:style-name="T29">void </text:span><text:span text:style-name="T30">delayMicroseconds</text:span><text:span text:style-name="T29">(int us);</text:span></text:p><text:p text:style-name="P50"><text:span text:style-name="T29">void </text:span><text:span text:style-name="T30">delayMilliseconds</text:span><text:span text:style-name="T29">(int ms);</text:span></text:p><text:p text:style-name="P50"><text:span text:style-name="T29">void </text:span><text:span text:style-name="T30">delaySeconds</text:span><text:span text:style-name="T29">(int seconds)</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2"/>
      <text:p text:style-name="P22"/>
      <text:p text:style-name="P22">Delay the specified amount of microseconds, milliseconds, or seconds.</text:p>
      <text:p text:style-name="P22"/>
      <text:p text:style-name="P22"><draw:custom-shape text:anchor-type="paragraph" draw:z-index="14" draw:style-name="gr3" draw:text-style-name="P52" svg:width="2.598in" svg:height="0.4606in" svg:x="-0.0335in" svg:y="-0.05in"><text:p text:style-name="P50"><text:span text:style-name="T29">void </text:span><text:span text:style-name="T30">openSoftwareReset</text:span><text:span text:style-name="T29">();</text:span></text:p><text:p text:style-name="P50"><text:span text:style-name="T29">void </text:span><text:span text:style-name="T30">closeSoftwareReset</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Software reset is a feature where if you have pressed the on-board push-button for more than 5 seconds, it will trigger a reset and bring the microcontroller to programming mode. This feature is turned on by default. It is implemented by using a timer interrupt to periodically check the button status, so it does not interfere with or stall your main program.</text:p>
      <text:p text:style-name="P22"/>
      <text:p text:style-name="P22"><draw:custom-shape text:anchor-type="paragraph" draw:z-index="15" draw:style-name="gr3" draw:text-style-name="P52" svg:width="1.913in" svg:height="0.4606in" svg:x="-0.0335in" svg:y="-0.0701in"><text:p text:style-name="P50"><text:span text:style-name="T29">void </text:span><text:span text:style-name="T30">idleSleep</text:span><text:span text:style-name="T29">();</text:span></text:p><text:p text:style-name="P50"><text:span text:style-name="T29">void </text:span><text:span text:style-name="T30">deepSleep</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18"><text:span text:style-name="T18">These two are sleep functions that can help reduce the microcontroller's energy consumption and save power. In </text:span><text:span text:style-name="T19">idleSleep</text:span><text:span text:style-name="T18">, the mcu's clock source continues running, so the time keeping functions work as usual, and all timer interrupts are triggered as usual. The mcu will return back to normal execution upon interrupt events, such as button interrupt, timer interrupt, or external interrupts.</text:span></text:p>
      <text:p text:style-name="P18"><text:span text:style-name="T18">In </text:span><text:span text:style-name="T19">deepSleep</text:span><text:span text:style-name="T18">, the mcu's clock source will stop running, so all time-related functions will stop working. The only way to wake up the mcu is by using button interrupt or external interrupts (which do not rely on timers). This is useful to put the mcu to minimal power state. You can combine it with button interrupt or external interrupts to allow the mcu to run over a long time without draining the battery.</text:span></text:p>
      <text:p text:style-name="P46"/>
      <text:p text:style-name="P19"><text:bookmark-start text:name="USBSerial"/><text:span text:style-name="T18">8. </text:span><text:span text:style-name="T20">USB Serial Functions</text:span><text:bookmark-end text:name="USBSerial"/></text:p>
      <text:p text:style-name="P20">SquareWear's built-in USB module can be used to create a USB Serial (CDC) port in order to perform serial communications with a computer. This does not require any external USB Serial cable.</text:p>
      <text:p text:style-name="P20"><draw:custom-shape text:anchor-type="paragraph" draw:z-index="16" draw:style-name="gr3" draw:text-style-name="P52" svg:width="2.598in" svg:height="0.348in" svg:x="-0.0272in" svg:y="0.0291in"><text:p text:style-name="P50"><text:span text:style-name="T29">void </text:span><text:span text:style-name="T30">openUSBSerial</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Open the USB serial port. If a USB cable is plugged in, your operating system should automatically detect the USB Serial device (CDC) after this function is called.</text:p>
      <text:list xml:id="list100824848" text:style-name="L4">
        <text:list-item>
          <text:p text:style-name="P35"><text:span text:style-name="T18">On Linux or Mac, you do not need any driver. The system automatically detects the device and it should appear as </text:span><text:span text:style-name="T19">/dev/ttyACMx</text:span><text:span text:style-name="T18"> in Linux or </text:span><text:span text:style-name="T19">/dev/ttyusbserial.x</text:span><text:span text:style-name="T18"> in Mac (where x is system assigned number).</text:span></text:p>
          <text:list>
            <text:list-item>
              <text:p text:style-name="P35"><text:span text:style-name="T18">In case it appears as </text:span><text:span text:style-name="T26">/dev/ttyUSBx</text:span><text:span text:style-name="T18"> in Linux, you can unplug the USB, run '</text:span><text:span text:style-name="T19">sudo rmmod ftdi_sio</text:span><text:span text:style-name="T18">' and re-plug in the USB until it shows up as /dev/ttyACMx.</text:span></text:p>
            </text:list-item>
          </text:list>
        </text:list-item>
        <text:list-item>
          <text:p text:style-name="P35"><text:span text:style-name="T18">On Windows, you need to install the CDC device driver, available in the </text:span><text:span text:style-name="T19">inf/</text:span><text:span text:style-name="T18"> folder under the </text:span><text:span text:style-name="T19">uploaders/</text:span><text:span text:style-name="T18"> directory. Once installed, the device should appear as COMx port (where x is a system assigned number).</text:span></text:p>
        </text:list-item>
      </text:list>
      <text:p text:style-name="P20"><draw:custom-shape text:anchor-type="paragraph" draw:z-index="17" draw:style-name="gr3" draw:text-style-name="P52" svg:width="3.085in" svg:height="0.348in" svg:x="-0.0272in" svg:y="0.089in"><text:p text:style-name="P50"><text:span text:style-name="T29">void </text:span><text:span text:style-name="T30">putsUSBSerial</text:span><text:span text:style-name="T29">(char *strin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Output a string (array of chars) to USB Serial. Example:</text:p>
      <text:p text:style-name="P17"><text:span text:style-name="T18"><text:tab/></text:span><text:span text:style-name="T15">char msg[]=”hello”;<text:line-break/><text:tab/>putsUSBSerial(msg);<text:line-break/><text:tab/>msg[0]='H';<text:line-break/><text:tab/>putsUSBSerial(msg);</text:span></text:p>
      <text:p text:style-name="P44"><draw:custom-shape text:anchor-type="paragraph" draw:z-index="18" draw:style-name="gr3" draw:text-style-name="P52" svg:width="4.024in" svg:height="0.348in" svg:x="-0.0272in" svg:y="0.0417in"><text:p text:style-name="P50"><text:span text:style-name="T29">void </text:span><text:span text:style-name="T30">putrsUSBSerial</text:span><text:span text:style-name="T29">(const rom char *strin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0"/>
      <text:p text:style-name="P20">Output a constant string to USB Serial. Example:</text:p>
      <text:p text:style-name="P17"><text:span text:style-name="T18"><text:tab/></text:span><text:span text:style-name="T15">put</text:span><text:span text:style-name="T24">r</text:span><text:span text:style-name="T15">sUSBSerial(“hello”);</text:span></text:p>
      <text:p text:style-name="P20">Note the extra 'r' in the function name. This differs from the previous function in that you must provide a constant string, not an array of chars. In MPLAB C18, any string in double quotes are compiled as constant string, and is placed in program memory space, not in RAM. In contrast, an array of chars is placed in RAM. So you need to be careful which function to use. Examples:</text:p>
      <text:p text:style-name="P20"><text:tab/><text:span text:style-name="T15">char msg[]=”Hello ”;<text:line-break/><text:tab/>putsUSBSerial(msg);<text:line-break/><text:tab/>put</text:span><text:span text:style-name="T24">r</text:span><text:span text:style-name="T15">sUSBSerial(“World!”);</text:span></text:p>
      <text:p text:style-name="P20"><draw:custom-shape text:anchor-type="paragraph" draw:z-index="19" draw:style-name="gr3" draw:text-style-name="P52" svg:width="4.2713in" svg:height="0.348in" svg:x="-0.0272in" svg:y="0.0783in"><text:p text:style-name="P50"><text:span text:style-name="T29">void </text:span><text:span text:style-name="T30">putnUSBSerial</text:span><text:span text:style-name="T29">(char *string, byte 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Output the first n characters of the string to USB serial.</text:p>
      <text:p text:style-name="P20"><draw:custom-shape text:anchor-type="paragraph" draw:z-index="20" draw:style-name="gr3" draw:text-style-name="P52" svg:width="4.2713in" svg:height="0.348in" svg:x="-0.0272in" svg:y="0.078in"><text:p text:style-name="P50"><text:span text:style-name="T29">void </text:span><text:span text:style-name="T30">getUSBSerial</text:span><text:span text:style-name="T29">(char *string, byte 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Read a maximum of n characters from USB serial port. The parameter 'string' is a char array of size at least n.</text:p>
      <text:p text:style-name="P20"><draw:custom-shape text:anchor-type="paragraph" draw:z-index="21" draw:style-name="gr3" draw:text-style-name="P52" svg:width="4.2713in" svg:height="0.348in" svg:x="-0.0272in" svg:y="0.0646in"><text:p text:style-name="P50"><text:span text:style-name="T29">void </text:span><text:span text:style-name="T30">pollUSBSerial</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This function polls and processes pending USB tasks. Since it's not based on a timer interrupt, it <text:span text:style-name="T25">MUST be called as often as you can</text:span> in your program, otherwise the USB Serial connection will be lost. Example:</text:p>
      <text:p text:style-name="P44"><text:tab/>void main(void) {<text:line-break/><text:tab/><text:tab/>initSquareWear();<text:line-break/><text:tab/><text:tab/>.. .. ..<text:line-break/><text:tab/><text:tab/>while(1) {<text:line-break/><text:tab/><text:tab/><text:tab/>.. .. ..<text:line-break/><text:tab/><text:tab/><text:tab/>pollUSBSerial();<text:line-break/><text:tab/><text:tab/>}</text:p>
      <text:p text:style-name="P23">Read/Write Numbers</text:p>
      <text:p text:style-name="P22">Although the USB Serial functions cannot directly read or write numbers, you can use standard C's functions (from <text:span text:style-name="T12">&lt;stdlib.h&gt;</text:span>) to convert numbers to and from strings. For example, <text:span text:style-name="T12">itoa(number, string) </text:span>converts an integer to string, and <text:span text:style-name="T12">atoi(string) </text:span>does the reverse. Similarly, <text:span text:style-name="T12">ltoa</text:span> and <text:span text:style-name="T12">atol </text:span>handle long integer and string conversions; <text:span text:style-name="T12">atof</text:span> handles string to double conversion. There is no <text:span text:style-name="T12">ftoa</text:span> function, but you can use the <text:span text:style-name="T12">sprinf()</text:span> function (from <text:span text:style-name="T12">&lt;stdio.h&gt;</text:span>) instead.</text:p>
      <text:p text:style-name="P23"/>
      <text:p text:style-name="P23">Serial Monitor</text:p>
      <text:p text:style-name="P20">In order to perform serial communication, you need to run a serial monitor on your computer. First of all, you can use the serial monitor built-in to <text:span text:style-name="T12">Arduino</text:span> or <text:span text:style-name="T12">Processing</text:span> – they are both cross-platform. <text:span text:style-name="T2">Alternatively</text:span>,</text:p>
      <text:list xml:id="list1750552735" text:style-name="L5">
        <text:list-item>
          <text:p text:style-name="P37">On Linux, you can use <text:span text:style-name="T12">putty</text:span> or <text:span text:style-name="T12">gtkterm</text:span>. The typical serial port number is /dev/ttyACM0 but the actual port number may be different. You need to run the serial monitor in <text:span text:style-name="T12">sudo</text:span>, or alternatively add the device vendor and id (<text:span text:style-name="T12">04d8:000a</text:span>) to your <text:span text:style-name="T12">/etc/udev/rules.d/</text:span></text:p>
        </text:list-item>
        <text:list-item>
          <text:p text:style-name="P37">On Mac, you can use <text:span text:style-name="T12">screen</text:span> or <text:span text:style-name="T12">stty</text:span>. The typical serial port number is /dev/ttyusbserialxxx.</text:p>
        </text:list-item>
        <text:list-item>
          <text:p text:style-name="P37">On Windows, you can use <text:span text:style-name="T12">putty</text:span>. The typical serial port number is COMx.</text:p>
        </text:list-item>
      </text:list>
      <text:p text:style-name="P43"/>
      <text:p text:style-name="Text_20_body"><text:bookmark-start text:name="TimerInterrupt"/><text:soft-page-break/><text:span text:style-name="T21">9. </text:span><text:span text:style-name="T22">Timer Interrupt</text:span><text:bookmark-end text:name="TimerInterrupt"/></text:p>
      <text:p text:style-name="P20">SquareWear's library internally uses several timer interrupts to implement time keeping, PWM, and software reset. In addition, you can define a custom timer interrupt to perform periodic tasks without stalling your main loop.</text:p>
      <text:p text:style-name="P20"><draw:custom-shape text:anchor-type="paragraph" draw:z-index="22" draw:style-name="gr3" draw:text-style-name="P52" svg:width="5.9425in" svg:height="0.348in" svg:x="-0.0272in" svg:y="0.0744in"><text:p text:style-name="P50"><text:span text:style-name="T29">void </text:span><text:span text:style-name="T30">openTimerInterrupt</text:span><text:span text:style-name="T29">(ulong ms, isr_handler callback);</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This function opens custom timer interrupt function. The parameters are trigger interval (in milliseconds), and callback function. Once opened, the callback function will be executed regularly at the trigger interval. The callback function must be of type <text:span text:style-name="T16">void function_name(void)</text:span>. In other words, it does not take any parameter and does not return any value. Example:</text:p>
      <text:p text:style-name="P44"><text:tab/>void blink(void) {<text:line-break/><text:tab/><text:tab/>latC7 = !latC7;<text:tab/>// toggle on-board LED<text:line-break/><text:tab/>}<text:line-break/><text:tab/>void main(void) {<text:line-break/><text:tab/><text:tab/>initSquareWear();<text:line-break/><text:tab/><text:tab/>.. .. ..<text:line-break/><text:tab/><text:tab/>openTimerInterrupt(500, blink);<text:line-break/><text:tab/><text:tab/>while(1) {<text:line-break/><text:tab/><text:tab/><text:tab/>.. .. ..<text:line-break/><text:tab/><text:tab/><text:tab/>pollUSBSerial();<text:line-break/><text:tab/><text:tab/>}</text:p>
      <text:p text:style-name="P20">This toggles pinC7 (hence the on-board LED) every 500 milliseconds, while the main loop performs other tasks.</text:p>
      <text:p text:style-name="P23"/>
      <text:p text:style-name="P20"><text:span text:style-name="T27">Note 1</text:span>:<text:line-break/>Because an interrupt will temporarily pause the main execution path, you should keep the callback function as short as possible. A long callback function will cause significant delay on the main execution path and should be avoided.</text:p>
      <text:p text:style-name="P23"/>
      <text:p text:style-name="P20"><text:span text:style-name="T27">Note 2</text:span>:<text:line-break/>If you will be changing any global variable in your callback function, you must declare the variable as <text:span text:style-name="T16">volatile</text:span>. This tells the compiler that the variable is subject to change inside an interrupt function. Example:</text:p>
      <text:p text:style-name="P44"><text:tab/>volatile uint counter;</text:p>
      <text:p text:style-name="P44"><text:tab/>void count(void) {<text:line-break/><text:tab/><text:tab/>counter++;<text:tab/>// increment counter value<text:line-break/><text:tab/>}<text:line-break/><text:tab/>void main(void) {<text:line-break/><text:tab/><text:tab/>initSquareWear();<text:line-break/><text:tab/><text:tab/>.. .. ..<text:line-break/><text:tab/><text:tab/>openTimerInterrupt(500, blink);<text:line-break/><text:tab/><text:tab/>while(1) {<text:line-break/><text:tab/><text:tab/><text:tab/>.. .. ..<text:line-break/><text:tab/><text:tab/><text:tab/>pollUSBSerial();<text:line-break/><text:tab/><text:tab/>}</text:p>
      <text:p text:style-name="P44"/>
      <text:p text:style-name="P44"><draw:custom-shape text:anchor-type="paragraph" draw:z-index="23" draw:style-name="gr3" draw:text-style-name="P52" svg:width="2.6878in" svg:height="0.348in" svg:x="-0.0272in" svg:y="0.0752in"><text:p text:style-name="P50"><text:span text:style-name="T29">void </text:span><text:span text:style-name="T30">closeTimerInterrupt</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20">Disable custom timer interrupt function.</text:p>
      <text:p text:style-name="P20"/>
      <text:p text:style-name="P20"/>
      <text:p text:style-name="P20"><text:bookmark-start text:name="ButtonInterrupt"/><text:soft-page-break/><text:span text:style-name="T6">10. </text:span><text:span text:style-name="T5">Push-button Interrupt</text:span><text:bookmark-end text:name="ButtonInterrupt"/></text:p>
      <text:p text:style-name="P20"><draw:custom-shape text:anchor-type="paragraph" draw:z-index="24" draw:style-name="gr3" draw:text-style-name="P52" svg:width="5.9425in" svg:height="0.348in" svg:x="-0.0272in" svg:y="0.4681in"><text:p text:style-name="P50"><text:span text:style-name="T29">void </text:span><text:span text:style-name="T30">openOnBoardButtonInterrupt</text:span><text:span text:style-name="T29">(isr_handler callback);</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sh-button interrupt allows a callback function to be executed whenever the on-board push-button has a state change, i.e. either pressed or released. </text:p>
      <text:p text:style-name="P20"/>
      <text:p text:style-name="P20"/>
      <text:p text:style-name="P20">Open on-board button interrupt. Again, callback function is a function that neither takes parameters nor return a value. Follow the same rules as timer interrupt with regard to the length of the callback function and volatile variables. As described previously, button interrupt can be used to wake up the mcu from deep sleep mode. This way, whenever the button is pressed, the mcu will resume from sleep and perform some tasks, such as displaying an LED pattern. Then after a while it goes to deep sleep again. This allows you to keep the controller on for a very long time without draining the battery.</text:p>
      <text:p text:style-name="P20"><draw:custom-shape text:anchor-type="paragraph" draw:z-index="25" draw:style-name="gr3" draw:text-style-name="P52" svg:width="3.3661in" svg:height="0.348in" svg:x="-0.0272in" svg:y="0.0791in"><text:p text:style-name="P50"><text:span text:style-name="T29">void </text:span><text:span text:style-name="T30">closeOnBoardButtonInterrupt</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Disable push-button interrupt.</text:p>
      <text:p text:style-name="Horizontal_20_Line"/>
      <text:p text:style-name="P20"><text:bookmark-start text:name="ExtInterrupt"/><text:span text:style-name="T6">11. </text:span><text:span text:style-name="T5">External Interrupts</text:span><text:bookmark-end text:name="ExtInterrupt"/></text:p>
      <text:p text:style-name="P20"><draw:custom-shape text:anchor-type="paragraph" draw:z-index="26" draw:style-name="gr3" draw:text-style-name="P52" svg:width="6.2098in" svg:height="0.348in" svg:x="-0.0272in" svg:y="0.4583in"><text:p text:style-name="P50"><text:span text:style-name="T29">void </text:span><text:span text:style-name="T30">openExtInterrupt</text:span><text:span text:style-name="T29">(byte index, byte mode, isr_handler callback);</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xternal interrupt is triggered by state change on a specific digital input pin. SquareWear library allows two external interrupts: <text:span text:style-name="T12">INT1</text:span> and <text:span text:style-name="T12">INT2</text:span>. They correspond to <text:span text:style-name="T12">pinC1</text:span> and <text:span text:style-name="T12">pinC2</text:span>. </text:p>
      <text:p text:style-name="P20"/>
      <text:p text:style-name="P20"/>
      <text:p text:style-name="P20"><draw:custom-shape text:anchor-type="paragraph" draw:z-index="27" draw:style-name="gr3" draw:text-style-name="P52" svg:width="3.3661in" svg:height="0.348in" svg:x="-0.0272in" svg:y="0.9783in"><text:p text:style-name="P50"><text:span text:style-name="T29">void </text:span><text:span text:style-name="T30">closeExtInterrupt</text:span><text:span text:style-name="T29">(byte inde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pen external interrupt. The input parameters are: <text:span text:style-name="T12">index</text:span> (1 or 2), <text:span text:style-name="T12">mode</text:span> (RISING or FALLING), and the callback function. RISING means the interrupt is triggered when the input signal rises from low to high; and FALLING means the reverse. External interrupt is useful for applications such as counting the number of pulses. It can also be used to wake up the mcu from deep sleep. For example, you can use an external 1Hz square wave to wake up the mcu once per second from deep sleep.</text:p>
      <text:p text:style-name="P20"/>
      <text:p text:style-name="P20"/>
      <text:p text:style-name="P20">Close external interrupt 1 or 2.</text:p>
      <text:p text:style-name="Horizontal_20_Line"/>
      <text:p text:style-name="P20"><text:bookmark-start text:name="HardwarePWM"/><text:span text:style-name="T6">12. </text:span><text:span text:style-name="T5">Hardware PWM</text:span><text:bookmark-end text:name="HardwarePWM"/></text:p>
      <text:p text:style-name="P21">Compared to software PWM, hardware PWM has higher frequency and precision (10-bit). On the other hand, it is limited to a small number of pins. SquareWear support one hardware PWM on <text:span text:style-name="T12">pinC5</text:span>. </text:p>
      <text:p text:style-name="P21"><draw:custom-shape text:anchor-type="paragraph" draw:z-index="28" draw:style-name="gr3" draw:text-style-name="P52" svg:width="3.3661in" svg:height="0.7705in" svg:x="-0.0134in" svg:y="0.0957in"><text:p text:style-name="P50"><text:span text:style-name="T29">void </text:span><text:span text:style-name="T30">openHardwarePWM</text:span><text:span text:style-name="T29">();</text:span></text:p><text:p text:style-name="P50"><text:span text:style-name="T29">Void </text:span><text:span text:style-name="T30">setHardwarePWMduty</text:span><text:span text:style-name="T29">(uint duty);</text:span></text:p><text:p text:style-name="P50"><text:span text:style-name="T29">void </text:span><text:span text:style-name="T30">closeHardwarePWM</text:span><text:span text:style-name="T29">();</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1"/>
      <text:p text:style-name="P21">The hardware PWM runs at 11.8kHz frequency, and allows a precision of 1024 steps (10-bit). So <text:span text:style-name="T12">duty </text:span><text:span text:style-name="T9">can be anywhere from 0 to 1023.</text:span></text:p>
      <text:p text:style-name="P39"/>
      <text:p text:style-name="P39"/>
      <text:p text:style-name="P39"/>
      <text:p text:style-name="P21"><text:bookmark-start text:name="EEPROM"/><text:soft-page-break/><text:span text:style-name="T7">13. </text:span><text:span text:style-name="T8">EEPROM Functions</text:span><text:bookmark-end text:name="EEPROM"/></text:p>
      <text:p text:style-name="P39">EEPROM is a common type of non-volatile memory. It is used to store and preserve values over power loss. SquareWear has 256 bytes of EEPROM. </text:p>
      <text:p text:style-name="P39"><draw:custom-shape text:anchor-type="paragraph" draw:z-index="29" draw:style-name="gr3" draw:text-style-name="P52" svg:width="5.1823in" svg:height="0.8098in" svg:x="-0.0134in" svg:y="0.0626in"><text:p text:style-name="P50"><text:span text:style-name="T29">void </text:span><text:span text:style-name="T30">writeEEPROM</text:span><text:span text:style-name="T29">(uint addr, byte data);</text:span></text:p><text:p text:style-name="P50"><text:span text:style-name="T29">Void </text:span><text:span text:style-name="T30">busyEEPROM</text:span><text:span text:style-name="T29">();</text:span></text:p><text:p text:style-name="P50"><text:span text:style-name="T29">byte </text:span><text:span text:style-name="T30">readEEPROM</text:span><text:span text:style-name="T29">(uint add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9"/>
      <text:p text:style-name="P39"/>
      <text:p text:style-name="P39"/>
      <text:p text:style-name="P21"><text:span text:style-name="T9">In these functions, </text:span><text:span text:style-name="T10">addr</text:span><text:span text:style-name="T9"> is the EEPROM address (0 to 255), and the </text:span><text:span text:style-name="T10">data</text:span><text:span text:style-name="T9"> to read/write is a byte (8-bit). The first time you call any EEPROM read/write function, make sure there is at least a couple hundred milliseconds of delay since the start of the program, in order for the EEPROM unit to stabilize. The </text:span><text:span text:style-name="T10">busyEEPROM</text:span><text:span text:style-name="T9"> function is used to wait for an EEPROM write to complete. So you should usually call it after each </text:span><text:span text:style-name="T10">writeEEPROM</text:span><text:span text:style-name="T9">, or at least call it before the next </text:span><text:span text:style-name="T10">readEEPROM.</text:span></text:p>
      <text:p text:style-name="P47"/>
      <text:p text:style-name="P21"><text:bookmark-start text:name="USART"/><text:span text:style-name="T7">14. </text:span><text:span text:style-name="T8">USART Functions</text:span><text:bookmark-end text:name="USART"/></text:p>
      <text:p text:style-name="P21"><text:span text:style-name="T9">USART is used for serial communication. In contrast to USB Serial functions, USART requires an external serial cable, such as FTDI cable, so it's less convenient. On the other hand, its implementation is much simpler and so it takes less program memory space. On SquareWear, the USART pins are </text:span><text:span text:style-name="T10">pinB5 (RX) </text:span><text:span text:style-name="T9">and </text:span><text:span text:style-name="T10">pinB7(TX)</text:span><text:span text:style-name="T9">. To use USART, you need to connect the TX and RX pins on your serial cable to the RX and TX pins respectively. Then open a serial monitor to perform the serial communication.</text:span></text:p>
      <text:p text:style-name="P39"><draw:custom-shape text:anchor-type="paragraph" draw:z-index="30" draw:style-name="gr3" draw:text-style-name="P52" svg:width="5.1823in" svg:height="1.0657in" svg:x="-0.0134in" svg:y="0.0661in"><text:p text:style-name="P50"><text:span text:style-name="T29">void </text:span><text:span text:style-name="T30">openUSART</text:span><text:span text:style-name="T29">();</text:span></text:p><text:p text:style-name="P50"><text:span text:style-name="T29">Void </text:span><text:span text:style-name="T30">closeUSART</text:span><text:span text:style-name="T29">();</text:span></text:p><text:p text:style-name="P50"><text:span text:style-name="T29">void </text:span><text:span text:style-name="T30">putsUSART</text:span><text:span text:style-name="T29">(char *data);</text:span><text:span text:style-name="T29"><text:line-break/></text:span><text:span text:style-name="T29">void </text:span><text:span text:style-name="T30">putrsUSART</text:span><text:span text:style-name="T29">(const rom char *data);</text:span></text:p><text:p text:style-name="P50"><text:span text:style-name="T29">Void </text:span><text:span text:style-name="T30">getUSART</text:span><text:span text:style-name="T29">(char *data, byte le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9"/>
      <text:p text:style-name="P39"/>
      <text:p text:style-name="P39"/>
      <text:p text:style-name="P39"/>
      <text:p text:style-name="P39">These functions are equivalent to the USB Serial functions. Please refer to the USB Serial functions for usage.</text:p>
      <text:p text:style-name="P48"/>
      <text:p text:style-name="P21"><text:span text:style-name="T7">15. </text:span><text:bookmark-start text:name="I2C"/><text:span text:style-name="T8">I2C and Flash Functions</text:span><text:bookmark-end text:name="I2C"/></text:p>
      <text:p text:style-name="P40">I2C is a technique that allows two devices to communicate data to each other via only two pins (SCL and SDA). Since the I2C functions provided by the MPLAB peripheral library (plib) is sufficiently high-level, SquareWear library does not need to implement any wrapper functions for them. Please refer to the plib documentation for instructions.</text:p>
      <text:p text:style-name="P40">The peripheral library also contains functions to read and write the microcontroller's flash memory. Unlike the Arduino, Microchip mcus allow you to write flash memory at run-time. This way you can use flash memory as non-volatile memory (in addition to EEPROM), or use it as extra (but slow) RAM space. Again, the plib functions are sufficient high-level. Please refer to the plib documentation for instructions.</text:p>
      <text:p text:style-name="Horizontal_20_Lin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0T20:17:58</meta:creation-date>
    <dc:date>2012-10-11T22:00:26</dc:date>
    <meta:editing-duration>PT4H49M16S</meta:editing-duration>
    <meta:editing-cycles>54</meta:editing-cycles>
    <meta:generator>LibreOffice/3.5$Linux_X86_64 LibreOffice_project/350m1$Build-2</meta:generator>
    <meta:document-statistic meta:table-count="0" meta:image-count="0" meta:object-count="1" meta:page-count="9" meta:paragraph-count="133" meta:word-count="2913" meta:character-count="17083" meta:non-whitespace-character-count="145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398in"/>
    </style:style>
    <style:style style:name="co2" style:family="table-column">
      <style:table-column-properties fo:break-before="auto" style:column-width="1.1457in"/>
    </style:style>
    <style:style style:name="co3" style:family="table-column">
      <style:table-column-properties fo:break-before="auto" style:column-width="0.9689in"/>
    </style:style>
    <style:style style:name="co4" style:family="table-column">
      <style:table-column-properties fo:break-before="auto" style:column-width="1.1874in"/>
    </style:style>
    <style:style style:name="co5" style:family="table-column">
      <style:table-column-properties fo:break-before="auto" style:column-width="0.698in"/>
    </style:style>
    <style:style style:name="co6" style:family="table-column">
      <style:table-column-properties fo:break-before="auto" style:column-width="1.4898in"/>
    </style:style>
    <style:style style:name="co7" style:family="table-column">
      <style:table-column-properties fo:break-before="auto" style:column-width="0.889in"/>
    </style:style>
    <style:style style:name="ro1" style:family="table-row">
      <style:table-row-properties style:row-height="0.2083in" fo:break-before="auto" style:use-optimal-row-height="false"/>
    </style:style>
    <style:style style:name="ro2" style:family="table-row">
      <style:table-row-properties style:row-height="0.361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9ead3" style:text-align-source="fix" style:repeat-content="false" fo:wrap-option="wrap"/>
      <style:paragraph-properties fo:text-align="center"/>
      <style:text-properties fo:color="#000000" style:text-line-through-style="none" style:text-position="" style:font-name="Arial" fo:font-size="9pt" fo:font-style="italic" style:text-underline-style="none" fo:font-weight="bold" style:font-name-asian="Arial" style:font-size-asian="9pt" style:font-style-asian="italic" style:font-weight-asian="bold" style:font-style-complex="italic" style:font-weight-complex="bold"/>
    </style:style>
    <style:style style:name="ce2" style:family="table-cell" style:parent-style-name="Default">
      <style:table-cell-properties fo:background-color="#cfe2f3" style:text-align-source="fix" style:repeat-content="false" fo:wrap-option="wrap"/>
      <style:paragraph-properties fo:text-align="center"/>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paragraph-properties fo:text-align="center"/>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 style:family="table-cell" style:parent-style-name="Default">
      <style:table-cell-properties style:text-align-source="fix" style:repeat-content="false" fo:wrap-option="wrap"/>
      <style:paragraph-properties fo:text-align="center"/>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5" style:family="table-cell" style:parent-style-name="Default">
      <style:table-cell-properties style:text-align-source="fix" style:repeat-content="false" fo:wrap-option="wrap"/>
      <style:paragraph-properties fo:text-align="center"/>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6" style:family="table-cell" style:parent-style-name="Default">
      <style:table-cell-properties fo:background-color="#d9ead3" style:text-align-source="fix" style:repeat-content="false" fo:wrap-option="wrap"/>
      <style:paragraph-properties fo:text-align="center"/>
      <style:text-properties fo:color="#000000" style:text-line-through-style="none" style:font-name="Arial" fo:font-size="9pt" fo:font-style="italic" style:text-underline-style="none" fo:font-weight="bold" style:font-name-asian="Arial" style:font-size-asian="9pt" style:font-style-asian="italic" style:font-weight-asian="bold" style:font-style-complex="italic" style:font-weight-complex="bold"/>
    </style:style>
    <style:style style:name="ce7" style:family="table-cell" style:parent-style-name="Default">
      <style:table-cell-properties fo:background-color="#cfe2f3"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office:automatic-styles>
  <office:body>
    <office:spreadsheet>
      <table:table table:name="Tab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6" office:value-type="string">
            <text:p>Pin Name</text:p>
          </table:table-cell>
          <table:table-cell table:style-name="ce6" office:value-type="string">
            <text:p>Basic Function</text:p>
          </table:table-cell>
          <table:table-cell table:style-name="ce6" office:value-type="string">
            <text:p>Analog Input</text:p>
          </table:table-cell>
          <table:table-cell table:style-name="ce6" office:value-type="string">
            <text:p>Other Functions</text:p>
          </table:table-cell>
          <table:table-cell table:style-name="ce6" office:value-type="string">
            <text:p>Soft. PWM</text:p>
          </table:table-cell>
          <table:table-cell table:style-name="ce6" office:value-type="string">
            <text:p>Notes</text:p>
          </table:table-cell>
        </table:table-row>
        <table:table-row table:style-name="ro1">
          <table:table-cell table:style-name="ce7" office:value-type="string">
            <text:p>pinC0</text:p>
          </table:table-cell>
          <table:table-cell table:style-name="ce8" office:value-type="string">
            <text:p>general I/O</text:p>
          </table:table-cell>
          <table:table-cell table:style-name="ce10" office:value-type="string">
            <text:p>pinADC4</text:p>
          </table:table-cell>
          <table:table-cell table:style-name="ce8" office:value-type="string">
            <text:p>-</text:p>
          </table:table-cell>
          <table:table-cell table:style-name="ce8" office:value-type="string">
            <text:p>yes</text:p>
          </table:table-cell>
          <table:table-cell table:style-name="ce8"/>
        </table:table-row>
        <table:table-row table:style-name="ro1">
          <table:table-cell table:style-name="ce7" office:value-type="string">
            <text:p>pinC1</text:p>
          </table:table-cell>
          <table:table-cell table:style-name="ce8" office:value-type="string">
            <text:p>general I/O</text:p>
          </table:table-cell>
          <table:table-cell table:style-name="ce10" office:value-type="string">
            <text:p>pinADC5</text:p>
          </table:table-cell>
          <table:table-cell table:style-name="ce8" office:value-type="string">
            <text:p>ext. interrupt INT1</text:p>
          </table:table-cell>
          <table:table-cell table:style-name="ce8" office:value-type="string">
            <text:p>yes</text:p>
          </table:table-cell>
          <table:table-cell table:style-name="ce8"/>
        </table:table-row>
        <table:table-row table:style-name="ro1">
          <table:table-cell table:style-name="ce7" office:value-type="string">
            <text:p>pinC2</text:p>
          </table:table-cell>
          <table:table-cell table:style-name="ce8" office:value-type="string">
            <text:p>general I/O</text:p>
          </table:table-cell>
          <table:table-cell table:style-name="ce10" office:value-type="string">
            <text:p>pinADC6</text:p>
          </table:table-cell>
          <table:table-cell table:style-name="ce8" office:value-type="string">
            <text:p>ext. interrupt INT2</text:p>
          </table:table-cell>
          <table:table-cell table:style-name="ce8" office:value-type="string">
            <text:p>yes</text:p>
          </table:table-cell>
          <table:table-cell table:style-name="ce8"/>
        </table:table-row>
        <table:table-row table:style-name="ro1">
          <table:table-cell table:style-name="ce7" office:value-type="string">
            <text:p>pinC3</text:p>
          </table:table-cell>
          <table:table-cell table:style-name="ce8" office:value-type="string">
            <text:p>general I/O</text:p>
          </table:table-cell>
          <table:table-cell table:style-name="ce10" office:value-type="string">
            <text:p>pinADC7</text:p>
          </table:table-cell>
          <table:table-cell table:style-name="ce8" office:value-type="string">
            <text:p>-</text:p>
          </table:table-cell>
          <table:table-cell table:style-name="ce8" office:value-type="string">
            <text:p>yes</text:p>
          </table:table-cell>
          <table:table-cell table:style-name="ce8"/>
        </table:table-row>
        <table:table-row table:style-name="ro1">
          <table:table-cell table:style-name="ce7" office:value-type="string">
            <text:p>pinC4</text:p>
          </table:table-cell>
          <table:table-cell table:style-name="ce9" office:value-type="string">
            <text:p>power sink only</text:p>
          </table:table-cell>
          <table:table-cell table:number-columns-repeated="2" table:style-name="ce8" office:value-type="string">
            <text:p>-</text:p>
          </table:table-cell>
          <table:table-cell table:style-name="ce8" office:value-type="string">
            <text:p>yes</text:p>
          </table:table-cell>
          <table:table-cell table:style-name="ce8"/>
        </table:table-row>
        <table:table-row table:style-name="ro1">
          <table:table-cell table:style-name="ce7" office:value-type="string">
            <text:p>pinC5</text:p>
          </table:table-cell>
          <table:table-cell table:style-name="ce9" office:value-type="string">
            <text:p>power sink only</text:p>
          </table:table-cell>
          <table:table-cell table:style-name="ce8" office:value-type="string">
            <text:p>-</text:p>
          </table:table-cell>
          <table:table-cell table:style-name="ce8" office:value-type="string">
            <text:p>hardware PWM</text:p>
          </table:table-cell>
          <table:table-cell table:style-name="ce8" office:value-type="string">
            <text:p>yes</text:p>
          </table:table-cell>
          <table:table-cell table:style-name="ce8"/>
        </table:table-row>
        <table:table-row table:style-name="ro1">
          <table:table-cell table:style-name="ce7" office:value-type="string">
            <text:p>pinC6</text:p>
          </table:table-cell>
          <table:table-cell table:style-name="ce9" office:value-type="string">
            <text:p>power sink only</text:p>
          </table:table-cell>
          <table:table-cell table:number-columns-repeated="2" table:style-name="ce8" office:value-type="string">
            <text:p>-</text:p>
          </table:table-cell>
          <table:table-cell table:style-name="ce8" office:value-type="string">
            <text:p>yes</text:p>
          </table:table-cell>
          <table:table-cell table:style-name="ce8"/>
        </table:table-row>
        <table:table-row table:style-name="ro1">
          <table:table-cell table:style-name="ce7" office:value-type="string">
            <text:p>pinC7</text:p>
          </table:table-cell>
          <table:table-cell table:style-name="ce9" office:value-type="string">
            <text:p>power sink only</text:p>
          </table:table-cell>
          <table:table-cell table:number-columns-repeated="2" table:style-name="ce8" office:value-type="string">
            <text:p>-</text:p>
          </table:table-cell>
          <table:table-cell table:style-name="ce8" office:value-type="string">
            <text:p>yes</text:p>
          </table:table-cell>
          <table:table-cell table:style-name="ce8" office:value-type="string">
            <text:p>on-board LED</text:p>
          </table:table-cell>
        </table:table-row>
        <table:table-row table:style-name="ro1">
          <table:table-cell table:style-name="ce7" office:value-type="string">
            <text:p>pinB4</text:p>
          </table:table-cell>
          <table:table-cell table:style-name="ce8" office:value-type="string">
            <text:p>general I/O</text:p>
          </table:table-cell>
          <table:table-cell table:style-name="ce10" office:value-type="string">
            <text:p>pinADC10</text:p>
          </table:table-cell>
          <table:table-cell table:style-name="ce8" office:value-type="string">
            <text:p>SDA (I2C)</text:p>
          </table:table-cell>
          <table:table-cell table:style-name="ce8" office:value-type="string">
            <text:p>-</text:p>
          </table:table-cell>
          <table:table-cell table:style-name="ce8"/>
        </table:table-row>
        <table:table-row table:style-name="ro1">
          <table:table-cell table:style-name="ce7" office:value-type="string">
            <text:p>pinB5</text:p>
          </table:table-cell>
          <table:table-cell table:style-name="ce8" office:value-type="string">
            <text:p>general I/O</text:p>
          </table:table-cell>
          <table:table-cell table:style-name="ce10" office:value-type="string">
            <text:p>pinADC11</text:p>
          </table:table-cell>
          <table:table-cell table:style-name="ce8" office:value-type="string">
            <text:p>RX (USART)</text:p>
          </table:table-cell>
          <table:table-cell table:style-name="ce8" office:value-type="string">
            <text:p>-</text:p>
          </table:table-cell>
          <table:table-cell table:style-name="ce8"/>
        </table:table-row>
        <table:table-row table:style-name="ro1">
          <table:table-cell table:style-name="ce7" office:value-type="string">
            <text:p>pinB6</text:p>
          </table:table-cell>
          <table:table-cell table:style-name="ce8" office:value-type="string">
            <text:p>general I/O</text:p>
          </table:table-cell>
          <table:table-cell table:style-name="ce8" office:value-type="string">
            <text:p>-</text:p>
          </table:table-cell>
          <table:table-cell table:style-name="ce8" office:value-type="string">
            <text:p>SCL (I2C)</text:p>
          </table:table-cell>
          <table:table-cell table:style-name="ce8" office:value-type="string">
            <text:p>-</text:p>
          </table:table-cell>
          <table:table-cell table:style-name="ce8"/>
        </table:table-row>
        <table:table-row table:style-name="ro1">
          <table:table-cell table:style-name="ce7" office:value-type="string">
            <text:p>pinB7</text:p>
          </table:table-cell>
          <table:table-cell table:style-name="ce8" office:value-type="string">
            <text:p>general I/O</text:p>
          </table:table-cell>
          <table:table-cell table:style-name="ce8" office:value-type="string">
            <text:p>-</text:p>
          </table:table-cell>
          <table:table-cell table:style-name="ce8" office:value-type="string">
            <text:p>TX (USART)</text:p>
          </table:table-cell>
          <table:table-cell table:style-name="ce8" office:value-type="string">
            <text:p>-</text:p>
          </table:table-cell>
          <table:table-cell table:style-name="ce8"/>
        </table:table-row>
        <table:table-row table:style-name="ro2">
          <table:table-cell table:style-name="ce7" office:value-type="string">
            <text:p>pinA3</text:p>
          </table:table-cell>
          <table:table-cell table:style-name="ce9" office:value-type="string">
            <text:p>input only</text:p>
          </table:table-cell>
          <table:table-cell table:number-columns-repeated="3" table:style-name="ce8" office:value-type="string">
            <text:p>-</text:p>
          </table:table-cell>
          <table:table-cell table:style-name="ce8" office:value-type="string">
            <text:p>on-board push-button</text:p>
          </table:table-cell>
        </table:table-row>
        <table:table-row table:style-name="ro3" table:number-rows-repeated="1048561">
          <table:table-cell table:number-columns-repeated="6"/>
        </table:table-row>
        <table:table-row table:style-name="ro3">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text> $ </number:text>
      <number:number number:decimal-places="2" number:min-integer-digits="1" number:grouping="true"/>
      <number:text> </number:text>
    </number:number-style>
    <number:number-style style:name="N122">
      <number:text> $ (</number:text>
      <number:number number:decimal-places="2" number:min-integer-digits="1" number:grouping="true"/>
      <number:text>)</number:text>
    </number:number-style>
    <number:number-style style:name="N123">
      <number:text> $ - </number:text>
    </number:number-style>
    <number:number-style style:name="N124P0" style:volatile="true">
      <number:text> $ </number:text>
      <number:number number:decimal-places="2" number:min-integer-digits="1" number:grouping="true"/>
      <number:text> </number:text>
    </number:number-style>
    <number:number-style style:name="N124P1" style:volatile="true">
      <number:text> $ (</number:text>
      <number:number number:decimal-places="2" number:min-integer-digits="1" number:grouping="true"/>
      <number:text>)</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text> $ </number:text>
      <number:number number:decimal-places="0" number:min-integer-digits="1" number:grouping="true"/>
      <number:text> </number:text>
    </number:number-style>
    <number:number-style style:name="N126">
      <number:text> $ (</number:text>
      <number:number number:decimal-places="0" number:min-integer-digits="1" number:grouping="true"/>
      <number:text>)</number:text>
    </number:number-style>
    <number:number-style style:name="N127P0" style:volatile="true">
      <number:text> $ </number:text>
      <number:number number:decimal-places="0" number:min-integer-digits="1" number:grouping="true"/>
      <number:text> </number:text>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28">
      <number:number number:decimal-places="2" number:min-integer-digits="1" number:grouping="true"/>
      <number:text> </number:text>
    </number:number-style>
    <number:number-style style:name="N129">
      <number:text>  (</number:text>
      <number:number number:decimal-places="2" number:min-integer-digits="1" number:grouping="true"/>
      <number:text>)</number:text>
    </number:number-style>
    <number:number-style style:name="N130">
      <number:text>  - </number:text>
    </number:number-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2">
      <number:number number:decimal-places="0" number:min-integer-digits="1" number:grouping="true"/>
      <number:text> </number:text>
    </number:number-style>
    <number:number-style style:name="N133">
      <number:text>  (</number:text>
      <number:number number:decimal-places="0" number:min-integer-digits="1" number:grouping="true"/>
      <number:text>)</number:text>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